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Diff_5f_Type_5f_Translation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ta5" style:family="table" style:master-page-name="PageStyle_5f_Diff_5f_Types">
      <style:table-properties table:display="true" style:writing-mode="lr-tb"/>
    </style:style>
    <style:style style:name="ta6" style:family="table" style:master-page-name="PageStyle_5f_Diff_5f_ID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>
            <text:p>Delete</text:p>
          </table:table-cell>
          <table:table-cell table:style-name="ce3" office:value-type="string">
            <text:p>DT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Industry Code</text:p>
          </table:table-cell>
          <table:table-cell table:style-name="ce1" office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>
            <text:p>Delete</text:p>
          </table:table-cell>
          <table:table-cell table:style-name="ce3" office:value-type="string">
            <text:p>TST01</text:p>
          </table:table-cell>
          <table:table-cell table:style-name="ce3" table:number-columns-repeated="4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08-10-2020</text:date>, <text:time>11:4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0-08T11:40:03.07</dc:date>
    <dc:creator>Camila Brandão</dc:creator>
    <meta:editing-duration>PT48S</meta:editing-duration>
    <meta:editing-cycles>1</meta:editing-cycles>
    <meta:document-statistic meta:table-count="4" meta:cell-count="21" meta:object-count="0"/>
  </office:meta>
</office:document-meta>
</file>